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3762" officeooo:paragraph-rsid="000b3a15"/>
    </style:style>
    <style:style style:name="P2" style:family="paragraph" style:parent-style-name="Standard">
      <style:text-properties fo:language="en" fo:country="US" officeooo:rsid="00053762" officeooo:paragraph-rsid="000ba205"/>
    </style:style>
    <style:style style:name="P3" style:family="paragraph" style:parent-style-name="Standard">
      <style:text-properties fo:language="ru" fo:country="RU" officeooo:rsid="000985d4" officeooo:paragraph-rsid="000985d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a205"/>
    </style:style>
    <style:style style:name="T3" style:family="text">
      <style:text-properties officeooo:rsid="000b3a15"/>
    </style:style>
    <style:style style:name="T4" style:family="text">
      <style:text-properties officeooo:rsid="000ba205"/>
    </style:style>
  </office:automatic-styles>
  <office:body>
    <office:text>
      <text:tracked-changes text:track-changes="false">
        <text:changed-region xml:id="ct81808856" text:id="ct81808856">
          <text:insertion>
            <office:change-info>
              <dc:creator>Савенко</dc:creator>
              <dc:date>2014-08-29T02:03:00</dc:date>
            </office:change-info>
          </text:insertion>
        </text:changed-region>
        <text:changed-region xml:id="ct81809064" text:id="ct81809064">
          <text:insertion>
            <office:change-info>
              <dc:creator>Савенко</dc:creator>
              <dc:date>2014-08-29T02:04:00</dc:date>
            </office:change-info>
          </text:insertion>
        </text:changed-region>
        <text:changed-region xml:id="ct81809272" text:id="ct81809272">
          <text:insertion>
            <office:change-info>
              <dc:creator>Савенко</dc:creator>
              <dc:date>2014-08-29T02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eld1: <text:change-start text:change-id="ct81808856"/><text:span text:style-name="T3">field</text:span><text:change-end text:change-id="ct81808856"/></text:p>
      <text:p text:style-name="P2">Field2: <text:change-start text:change-id="ct81809064"/><text:span text:style-name="T4">field_n</text:span><text:change-end text:change-id="ct81809064"/></text:p>
      <text:p text:style-name="P3">текст <text:span text:style-name="T1">(</text:span><text:change-start text:change-id="ct81809272"/><text:span text:style-name="T2">i</text:span><text:change-end text:change-id="ct81809272"/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авенко</meta:initial-creator>
    <meta:creation-date>2014-08-28T22:26:32.268000000</meta:creation-date>
    <meta:generator>LibreOffice/4.3.2.2$Windows_x86 LibreOffice_project/edfb5295ba211bd31ad47d0bad0118690f76407d</meta:generator>
    <dc:date>2014-10-25T13:51:15.648000000</dc:date>
    <dc:creator>Савенко</dc:creator>
    <meta:editing-duration>PT39M15S</meta:editing-duration>
    <meta:editing-cycles>9</meta:editing-cycles>
    <meta:document-statistic meta:table-count="0" meta:image-count="0" meta:object-count="0" meta:page-count="1" meta:paragraph-count="3" meta:word-count="6" meta:character-count="37" meta:non-whitespace-character-count="34"/>
  </office:meta>
</office:document-meta>
</file>